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mpound umbels, dissected leaves, schizocarp frui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2" table:style-name="ce3" office:value-type="string" calcext:value-type="string">
            <text:p>leaves disected; fruits flat on the underside, and only marginally inflated along the back side, without prickles or armaments; stylopodium inconspicuous and obsolete; fruits with wings along the sides (Lomatium s.s.) but not backs (Cymopterus s.s.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large bushy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shor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, vines, shrub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tall 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ligulate single head from leafless stems; milky sap; achenes terete with capillary bristles and beaks; the beak less than the length of the <text:s/>achene body</text:p>
          </table:table-cell>
          <table:table-cell office:value-type="string" calcext:value-type="string">
            <text:p>a ligulate single head from scapose stems; leaves in basal rosette; milky sap; achenes terete with capillary bristles and beaks; the beak less than the length of the <text:s/>achene bod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2x-4x the length of the <text:s/>achene body, and the connective area gradually taper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pappus of &lt;30 slender scales; leaves &gt;20 wide as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acuminata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flowers ligulate; achenes columnar, with a minute beak, pappus of capillary bristles; 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flowers ligulate; achenes columnar with a pappus of capillary bristles; 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short perennial herb from a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leaves roughly triangular with cordate bas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 office:value-type="string" calcext:value-type="string">
            <text:p>large cluster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 office:value-type="string" calcext:value-type="string">
            <text:p>wiry slender erec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rays yellow; receptacle chaffy throughout; <text:s/>pappus lacking; rays have only female flowers; leaves opposite at least below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ads (generally) with both ray and disk flowers (radiate), <text:s/>phyllaries in 3-many series, ray flowers many colou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office:value-type="string" calcext:value-type="string">
            <text:p>well branched biennial herbs with spiny teeth</text:p>
          </table:table-cell>
          <table:table-cell office:value-type="string" calcext:value-type="string">
            <text:p>biennial, short lived perennial</text:p>
          </table:table-cell>
          <table:table-cell table:number-columns-repeated="2" office:value-type="string" calcext:value-type="string">
            <text:p>heads radiate, ray limbs light-blue/purple; phyllaries clearly in multiple series, each with a chartaceous base and a shorter green tip; pappus of capillary bristles; plant taprooted; leaves with short hairs, generally glands, and spinulose tee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phyllaries in one series or occasionally a couple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perennial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truly lacking ray flowers; single capitulum per stem; phyllaries hairy</text:p>
          </table:table-cell>
          <table:table-cell office:value-type="string" calcext:value-type="string">
            <text:p>foliage with stiff appressed hairs; leaves entire and linear or nearly so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perennial herb with stems terminated by single capitulum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entire linear leaves nearly vertical; yellow ray flowers; lower cauline leaves clasping the stem; foliage with appressed hairs;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perennial <text:s/>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Many stemmed plants, with slightly shaggy spreading hairs all over; the <text:s/>narrow slightly oblanceolate leaves reduced in size along the stems. Each flower head with many white - light pink-blue narrow ray flower limbs; plants taprooted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perennial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tems well branched with several to many capitula from a caudex and fibrous root system; <text:s/>the broad leaves essentially glabrous, aside from the margins,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perennial herb from basal rosette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basal rosette of grayish, multi-lobed, lacy leaves (pinnatifid); disc flowers only, <text:s/>and pinkish to white; the pappus 10-16 <text:s/>scales low, and without an evident midrib; </text:p>
          </table:table-cell>
          <table:table-cell office:value-type="string" calcext:value-type="string">
            <text:p>basal rosette of grayish, multi-lobed, lacy leaves; disc flowers only, <text:s/>and pinkish to white; the pappus 10-16 <text:s/>scales low, and without an evident midrib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Calyx, and corolla with 5 parts; corolla fused below, generally free at tips; styles 2; 2 carpels fused; plants geenerally with soft hairs when young, and bristly when old; flowes often secund and infl. Coil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ovary and fruit divided into nearly two-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low growing perennial herb with silky leaves and scorpiod infloresenc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mostly basal, prominently veined, entire and tufted, with cauline leaves reduced upward, becoming sesslie; flowers held in incurved inflorescenc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m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office:value-type="string" calcext:value-type="string">
            <text:p>calyx 4, corolla 4, stamens 6 (8-32) all filaments the same length, ovary (fruit) on long stipe, fruit septicidal capsule</text:p>
          </table:table-cell>
          <table:table-cell office:value-type="string" calcext:value-type="string">
            <text:p>calyx 4, corolla 4, stamens 6 (8-32), ovary (fruit) on long stipe, fruit septicidal capsu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a bushy annual herb with luxuriant yellow flowe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densely stemm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three very narrow, and occasionally scarcely perceptible, bractlets at the base of the calyx; fruits 6-10 chambered; plants &lt;&lt; 1m, and stems mostly erect/uprigh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; calyx 8 - 16 mm; fruit 6-8.5 mm in diameter; petals 13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oblanceolate leaflets; fruits nearly as wide as high; inflorescence nearly always with 1 flower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<text:s/>with wavy margins and rounded teeth; <text:s/>calyx 4.5 -9 mm, fruits 4-7 mm in diameter; petals 8-18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 office:value-type="string" calcext:value-type="string">
            <text:p>grasse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lvs. largely basal, perianth reduced to 2 minor lodicules, flowers in florets with modified bracts (lemma &amp; palea), florets in spikelets with sterile bracts (Glumes)</text:p>
          </table:table-cell>
          <table:table-cell office:value-type="string" calcext:value-type="string">
            <text:p>lvs. largely basal, perianth reduced to 2 minor lodicules; flowers in florets with modified bracts (lemma &amp; palea); florets in spikelets with sterile bracts (Glumes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perennial bunchgrasses, florets 1/ spikelet, lemmas indurate (closely clasping caryopsis), with callus at base, lem gen long awned from terminal-subterminal area, lemma gen. bent (geniculate) and twist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ranched spreading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densely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short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tall showy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auricles gen present, infl. (gen) in distichous spikes, spikelets sessile (or at least 1 sessile per node), lemmas with 1-5 veins, spikelets gen perpendicular to rachis. Glumes occ. subul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low growing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°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large densely clustered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columnar growing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lemmas awned or awnless, acute to acuminate rarely obtuse; spikelets sessile on rachis, seldom long enough to reach the base of the next spikelet on that side of the rachis; glumes flexible; auricles well developed; glumes &lt; 1/2 length of spike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essentially no single trait or even a combination of traits unite this tribe- I call them the ‘grasses with a lack of anything unique’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medium sized tufted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a moderately condensed panicle; leaf tips prow shaped; leaf collars, and occasionally the cut ligules, with some hairs; lemmas at most a short mucronate apice </text:p>
          </table:table-cell>
          <table:table-cell office:value-type="string" calcext:value-type="string">
            <text:p>inflorescence a moderately condensed panicle; leaf tips prowshaped; leaf collars, and occasionally the cut ligules, with some hairs; lemmas at most a short mucronate apice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perennial bunchgrass with narrow leav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open panicle of ascending branches; ligules &lt; 21mm; lemmas 3.5 – 8 mm, rounded on back; <text:s/>leaves very narrow, usually involu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congested panicle; <text:s text:c="2"/>ligule of cauline leaves to 2.5 mm; lemmas lacking webs at base, and nearly round on the back; panicles 2-10 c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showy short abundant rhizomatous 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perennial bunchgrass in small clump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o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typically, 3 petals and 3 sepals barely distinguishable (tepals); achene long and flat or more generally 3 sided; flowers held in involucres</text:p>
          </table:table-cell>
          <table:table-cell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office:value-type="string" calcext:value-type="string">
            <text:p>lower corolla fused; stamens 1-2 or 4-5; lvs alt or opp.. No reliable set of features, this family keys out many way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perennial 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lanchier alnifolia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several meters, often densely closely branched from browsing, leaves lobed in the upper half, bark grayish. Notable white flowers, purplish fruits.</text:p>
          </table:table-cell>
          <table:table-cell table:style-name="ce2" office:value-type="string" calcext:value-type="string">
            <text:p>The larger leaf blades gen 2.5-6 cm long, rarely pubescent at end of season; 5 (4) styles fused at the base; petals 7-18mm; fruit (pome) purplish when ri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lanchier utahensis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several meters, often densely closely branched from browsing, leaves lobed in the upper half, bark grayish. Notable white flowers, yellowish (orangish- purplish) fruits.</text:p>
          </table:table-cell>
          <table:table-cell table:style-name="ce2" office:value-type="string" calcext:value-type="string">
            <text:p>Leaf blades &lt; 3cm long, hairy on both sides; styles 2-3 (rarely 4-5), and separate to the points of attachment; petals 5-10 mm long; fruit (pome) lightly colored orange-yellow occasionally light pur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plex canescens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mealy lanceolate ash-gray leaves; fruit bracteoles roughly diamond shaped with cuts along the edges</text:p>
          </table:table-cell>
          <table:table-cell table:style-name="ce2" office:value-type="string" calcext:value-type="string">
            <text:p>leaves entire; fruiting bracteoles with 4 wings, the wings exceeding the length of the body tip;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plex confertifolia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mealy round ash-gray leaves; fruit bracteoles roughly diamond shaped with cuts along the edges</text:p>
          </table:table-cell>
          <table:table-cell table:style-name="ce2" office:value-type="string" calcext:value-type="string">
            <text:p>leaves entire with petioles; fruiting bracteoles longer (5-13mm) than 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plex torreyi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mealy round ash-gray leaves; open long inflorescences</text:p>
          </table:table-cell>
          <table:table-cell table:style-name="ce2" office:value-type="string" calcext:value-type="string">
            <text:p>leaves entire; bracteoles wider than long (2-4mm), margins nearly entire; branchlets with ri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teloua gracilis</text:p>
          </table:table-cell>
          <table:table-cell office:value-type="string" calcext:value-type="string">
            <text:p>rhizomatous grass forming large clumps</text:p>
          </table:table-cell>
          <table:table-cell office:value-type="string" calcext:value-type="string">
            <text:p>perennial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eanothus velutinus</text:p>
          </table:table-cell>
          <table:table-cell office:value-type="string" calcext:value-type="string">
            <text:p>spreading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vergreen broad-leafed shrub</text:p>
          </table:table-cell>
          <table:table-cell table:style-name="ce2" office:value-type="string" calcext:value-type="string">
            <text:p>Leaves alternate, large orbicular, with serrate margins their entire lengths, evergreen with three prominent veins; inflorescence 3-10 cm long, usually broad in fruit; fruits 3 lobed and slightly sticky-resinous, d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cocarpus ledifolius</text:p>
          </table:table-cell>
          <table:table-cell office:value-type="string" calcext:value-type="string">
            <text:p>Evergreen, erect shrub to tree generally from a single stem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0 meters, with grayish bark, narrow ((ob)lanceolate) leaves, and long fluffy fruits.</text:p>
          </table:table-cell>
          <table:table-cell table:style-name="ce2" office:value-type="string" calcext:value-type="string">
            <text:p>Flowers atop an inferior ovary with a long style which persists on fruit; leaves (1.5) 2-10 mm wide, most of the underside visi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greenei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0.5 meters and twigs woody with age; heads in open panicles</text:p>
          </table:table-cell>
          <table:table-cell table:style-name="ce2" office:value-type="string" calcext:value-type="string">
            <text:p>heads discoid, corollas yellow; involucral bracts in several series (rows), and the bracts aligned vertically (in columns); phyllaries with a pointed tip; leaves only hairy at mar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green often slightly twisted leaves &lt;3mm wide</text:p>
          </table:table-cell>
          <table:table-cell table:style-name="ce2" office:value-type="string" calcext:value-type="string">
            <text:p>heads discoid, corollas yellow; involucral bracts in several series (rows), and the bracts aligned vertically (in columns); phyllary tips rounded; capitula exceeding the leaves, and with 3-8 florets; leaves gen &lt;3 mm wide;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hedra nevadensis</text:p>
          </table:table-cell>
          <table:table-cell office:value-type="string" calcext:value-type="string">
            <text:p>erect and spreading shrub appearing to lack leav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 tall; broomlike in appearance as leaves are reduced to only a few mm in length; branches spreading, at least slightly, rather than being erect; branches blueish-green</text:p>
          </table:table-cell>
          <table:table-cell table:style-name="ce2" office:value-type="string" calcext:value-type="string">
            <text:p>base of the three mature leaves at each node light brown to g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hedra viridis</text:p>
          </table:table-cell>
          <table:table-cell office:value-type="string" calcext:value-type="string">
            <text:p>erect and spreading shrub appearing to lack leav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 meters tall; broomlike in appearance as leaves are reduced to only a few mm in length; branches mostly ascending upwards; branches mostly greenish-yellow</text:p>
          </table:table-cell>
          <table:table-cell table:style-name="ce2" office:value-type="string" calcext:value-type="string">
            <text:p>base of the three mature leaves at each node dark brown; female conses sessile or peduncles &lt; 4m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2 meters; twigs covered with dense hairs (look closely; plants grayish; leaves greenish and of a disagreeable odor when crushed and the observer on an empty stomach</text:p>
          </table:table-cell>
          <table:table-cell table:style-name="ce2" office:value-type="string" calcext:value-type="string">
            <text:p>heads discoid, corollas yellow; involucral bracts in several series (rows), and the bracts aligned vertically (in columns); flowers &lt;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 microthecum</text:p>
          </table:table-cell>
          <table:table-cell office:value-type="string" calcext:value-type="string">
            <text:p>slender ascending forb woody below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ort and generally slender sub-shrub, woody at least below</text:p>
          </table:table-cell>
          <table:table-cell table:style-name="ce2" office:value-type="string" calcext:value-type="string">
            <text:p>Perianth hairy inside; achenes without obvious wings; bracts reduced and scalelike; inflorescence dichotomously branched throughout and somewhat hairy; leaf blades &lt; 2 (2.5cm); only a handful of flowers present per involuc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 nudum</text:p>
          </table:table-cell>
          <table:table-cell office:value-type="string" calcext:value-type="string">
            <text:p>forb with leaves in basal rosette and long naked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temmed plants with a small basal rosette</text:p>
          </table:table-cell>
          <table:table-cell table:style-name="ce2" office:value-type="string" calcext:value-type="string">
            <text:p>Perianth hairy below; achenes without obvious wings; bracts reduced and scalelike; leaves elliptic, to 4 cm long and 2 cm wide; leaves profusely hairy below and hairy to seldom glabrous ab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iera pubescens</text:p>
          </table:table-cell>
          <table:table-cell office:value-type="string" calcext:value-type="string">
            <text:p>spreading shrubby-tre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3 meters; branches opposite; leaves yellow-green; bark grey; flowers in leaf axils</text:p>
          </table:table-cell>
          <table:table-cell table:style-name="ce2" office:value-type="string" calcext:value-type="string">
            <text:p>plants either male or female (dioecious); Inflorescence a panicle from previous years leaf axils; fruits on long peduncles, blue-blac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ia spinosa</text:p>
          </table:table-cell>
          <table:table-cell office:value-type="string" calcext:value-type="string">
            <text:p>spreading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spine-like branches arising from died-back leaves; the seed surrounded by colourful bracts, these often pinkish</text:p>
          </table:table-cell>
          <table:table-cell table:style-name="ce2" office:value-type="string" calcext:value-type="string">
            <text:p>bracteoles fused around seed, these 7.5-15 mm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lia squarrosa</text:p>
          </table:table-cell>
          <table:table-cell office:value-type="string" calcext:value-type="string">
            <text:p>erect herb 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Heads radiate; leaves broad; corollas yellow; plant glandular throughout; phyllaries re-curved at their tips</text:p>
          </table:table-cell>
          <table:table-cell table:style-name="ce2" office:value-type="string" calcext:value-type="string">
            <text:p>Receptacle naked; phyllaries &gt; 15 and resinous; pappus of two decidious awns; rays &gt; 25; leaves toothed but rarely spiny-toot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office:value-type="string" calcext:value-type="string">
            <text:p>erect sub-shrub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Heads radiate; corollas yellow; receptacle naked; leaves &lt;3 mm wide; phyllaries in severeal series and the tips un-aligned</text:p>
          </table:table-cell>
          <table:table-cell table:style-name="ce2" office:value-type="string" calcext:value-type="string">
            <text:p>Involucres 2-6mm long; flowers 5-12; inflorescence somewhat congested, often flat t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discus dumosus</text:p>
          </table:table-cell>
          <table:table-cell office:value-type="string" calcext:value-type="string">
            <text:p>Short many stemm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0.5-2m, leaves lobed with obvious veins above, a loosely and pyramidal inflorescenses</text:p>
          </table:table-cell>
          <table:table-cell table:style-name="ce2" office:value-type="string" calcext:value-type="string">
            <text:p>Leaves simple, lobed above, with only simple hairs; flowers with an inferior hypanthium; fruits dry, many seeded and dehiscent at maturity; follicles 5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perus osteosperm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tree</text:p>
          </table:table-cell>
          <table:table-cell table:style-name="ce2" office:value-type="string" calcext:value-type="string">
            <text:p>Leaves scale like, overlapping; leaf-twigs 1-2 mm in diameter; leaves lacking a resin gland on b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scheninnikovia lanata</text:p>
          </table:table-cell>
          <table:table-cell office:value-type="string" calcext:value-type="string">
            <text:p>erect sub-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generally short soft-hairy blueish green plant; inflorescence looking fuzzy due to profuse spreading soft hairs on the bracteoles</text:p>
          </table:table-cell>
          <table:table-cell table:style-name="ce2" office:value-type="string" calcext:value-type="string">
            <text:p>Bracteoles to 7.5mm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pinus argenteus</text:p>
          </table:table-cell>
          <table:table-cell office:value-type="string" calcext:value-type="string">
            <text:p>erect multi-stemmed fo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moderately tall forb</text:p>
          </table:table-cell>
          <table:table-cell table:style-name="ce2" office:value-type="string" calcext:value-type="string">
            <text:p>Calyx tube often with a spur from (0.5) 1-3mm long; exanded limb of wing petals glabrous above;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nothera elata</text:p>
          </table:table-cell>
          <table:table-cell office:value-type="string" calcext:value-type="string">
            <text:p>tall 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0.5 meters, with large basal leaves and cauline leaves reduced up the stem; showy yellow flowers with very long floral tube (hypanthium); long and tapered buds, and long squarish fruits attached directly to the stem. </text:p>
          </table:table-cell>
          <table:table-cell table:style-name="ce2" office:value-type="string" calcext:value-type="string">
            <text:p>cauline leaves flat; floral tube 2.5-5 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xistima myrsinites </text:p>
          </table:table-cell>
          <table:table-cell office:value-type="string" calcext:value-type="string">
            <text:p>Low growing woody evergreen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0.5-1m, opposite evergreen leaevs with small teeth, and flowers borne in leaf axils. </text:p>
          </table:table-cell>
          <table:table-cell table:style-name="ce2" office:value-type="string" calcext:value-type="string">
            <text:p>; Fruit a dry caps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us monophyll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round tree to 15m</text:p>
          </table:table-cell>
          <table:table-cell office:value-type="string" calcext:value-type="string">
            <text:p>leaves with papery sheaths at base of fasicle; only one leaf per fasicle, 2-4 cm long; leafs round in cross s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rothamnus fremontii</text:p>
          </table:table-cell>
          <table:table-cell office:value-type="string" calcext:value-type="string">
            <text:p>spreading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ilvery shrub, <text:s/>pinnate leaves with few pairs of leaflets; showy purple inflorescences; </text:p>
          </table:table-cell>
          <table:table-cell table:style-name="ce2" office:value-type="string" calcext:value-type="string">
            <text:p>Pod appearing angular from small regular ridges of minute glands, <text:s/>noticeably exserted from calyx <text:s/>(7-10mm long); hairs of stems appressed and facing up stem; <text:s/>leaflets silver-hai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shia stansburiana</text:p>
          </table:table-cell>
          <table:table-cell office:value-type="string" calcext:value-type="string">
            <text:p>multistemmed vertically ascending shrub 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3 or more (10) meters; leaves pinnately lobed; pistils with long styles which elongate in fruit.</text:p>
          </table:table-cell>
          <table:table-cell table:style-name="ce2" office:value-type="string" calcext:value-type="string">
            <text:p>Pistils 4-10 per flower; sepals 3-5mm long; petals 7-14 mm’ leaves 5-7 pinnate lob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shia tridentata</text:p>
          </table:table-cell>
          <table:table-cell office:value-type="string" calcext:value-type="string">
            <text:p>single stemmed profusely branched shrub 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enerally several meters tall; with many apically shortly lobed leaves; profuse flowers and fruits borne singly along stems</text:p>
          </table:table-cell>
          <table:table-cell table:style-name="ce2" office:value-type="string" calcext:value-type="string">
            <text:p>Pistils 1 (sometimes 2) per fruit; the style not hair and pronunced short and slightly curved; sepals 1.5-3 mm; petals 4-10 mm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s cereum</text:p>
          </table:table-cell>
          <table:table-cell office:value-type="string" calcext:value-type="string">
            <text:p>multistemmed ascending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1-2 meters tall, with palmate leaves, stems and nodes lacking bristles, flowers long and narrow, glandular. <text:s/>Note: petals often small and somehwat inconspicuous inserted at the end of the hypanthial tube.</text:p>
          </table:table-cell>
          <table:table-cell table:style-name="ce2" office:value-type="string" calcext:value-type="string">
            <text:p>Hypanthium roughly cylindrical (6-10 mm from the top of the ovary to the where sepals diverge from it), and narrow (gen 2-3.5 mm wide (when flattened); flowers pinkish to whitish, but never vibrant yellow; sepals very short (1-3.2mm) and recurved; Fruit (berry) orangish-red, glabrou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a woodsi</text:p>
          </table:table-cell>
          <table:table-cell office:value-type="string" calcext:value-type="string">
            <text:p>spreading shrub with arched prickly branches, showy pinkish flowers, and persistent fruits (hip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multistemmed plants to a few meters, stems sparsely prickly above the bases, but with a few thick straight prickles (‘thorns’), sepals persistent on the fruit surrounding the dried styles</text:p>
          </table:table-cell>
          <table:table-cell table:style-name="ce2" office:value-type="string" calcext:value-type="string">
            <text:p>Inflorescences few flowered (to 10 per cluster), and generally with 2-3 together on the same branch, sepals 1-2 cm long; fruits (hips) to 1.5 cm wide at maturit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bucus mexicana</text:p>
          </table:table-cell>
          <table:table-cell office:value-type="string" calcext:value-type="string">
            <text:p>large bushy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bush with opposite pinnately dissected leaves; showy inflorescence of white flowers; and colourful fruits</text:p>
          </table:table-cell>
          <table:table-cell table:style-name="ce2" office:value-type="string" calcext:value-type="string">
            <text:p>Inflorescence, not flat topped, at least slightly to moderately pyramindal in outline; fruits not with a blue-green co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bucus racemosa</text:p>
          </table:table-cell>
          <table:table-cell office:value-type="string" calcext:value-type="string">
            <text:p>large bushy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bush with opposite pinnately dissected leaves; showy inflorescence of white flowers; and colourful fruits</text:p>
          </table:table-cell>
          <table:table-cell table:style-name="ce2" office:value-type="string" calcext:value-type="string">
            <text:p>Inflorescence flat topped; fruits with blue-green co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herdia argentea</text:p>
          </table:table-cell>
          <table:table-cell office:value-type="string" calcext:value-type="string">
            <text:p>shrubby tree spreading by root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bushy-tree with opposite branches and leaves; often thorny; <text:s/>male and female flowers on seperate plants</text:p>
          </table:table-cell>
          <table:table-cell table:style-name="ce2" office:value-type="string" calcext:value-type="string">
            <text:p>Infloresences in leaf axils; flowers with 4 sepals and petals, 8 stamens alternating with lobed nectar glands; fruits bright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ricarpos albus</text:p>
          </table:table-cell>
          <table:table-cell office:value-type="string" calcext:value-type="string">
            <text:p>diffusely spreading shrub</text:p>
          </table:table-cell>
          <table:table-cell office:value-type="string" calcext:value-type="string">
            <text:p>perennial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ymphoricarpos oreophilus</text:p>
          </table:table-cell>
          <table:table-cell office:value-type="string" calcext:value-type="string">
            <text:p>diffusely spreading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round, (sub-) opposite, soft and green; twigs somewhat angular rather than round; flowers pinkish-white, fruits white, borne in terminal clusters.</text:p>
          </table:table-cell>
          <table:table-cell table:style-name="ce2" office:value-type="string" calcext:value-type="string">
            <text:p>Anthers on notable filaments; flower somewhat bellshaped (6-13mm long), and often hairy inside; corolla lobes &lt; 1/2 as long as the fused por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office:value-type="string" calcext:value-type="string">
            <text:p>man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s at the end of stems; stems densely hair all around; plants without notable spines, although some small persistent leaves occasionally spine like at their tips; heads discoid and few flowered</text:p>
          </table:table-cell>
          <table:table-cell table:style-name="ce2" office:value-type="string" calcext:value-type="string">
            <text:p>Phyllaries few, &lt;7, and in a single whorl (row); achenes with hairs much shorter than the papp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3T13:22:26.617581185</dc:date>
    <meta:editing-duration>PT14H59M41S</meta:editing-duration>
    <meta:editing-cycles>126</meta:editing-cycles>
    <meta:generator>LibreOffice/7.3.7.2$Linux_X86_64 LibreOffice_project/30$Build-2</meta:generator>
    <meta:document-statistic meta:table-count="1" meta:cell-count="663" meta:object-count="0"/>
  </office:meta>
</office:document-meta>
</file>